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24pt" fo:font-weight="bold" officeooo:rsid="000a82c6" officeooo:paragraph-rsid="000a82c6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Calibri" fo:font-size="10pt" fo:font-style="normal" fo:font-weight="normal" officeooo:rsid="00006745" officeooo:paragraph-rsid="000a82c6" style:font-size-asian="8.75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Calibri" fo:font-size="10pt" fo:font-style="italic" fo:font-weight="normal" officeooo:rsid="00006745" officeooo:paragraph-rsid="000a82c6" style:font-size-asian="8.75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fo:font-style="normal" fo:font-weight="normal" officeooo:rsid="000a82c6" officeooo:paragraph-rsid="000a82c6" style:font-size-asian="11.3500003814697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3pt" fo:font-style="italic" fo:font-weight="normal" officeooo:rsid="000a82c6" officeooo:paragraph-rsid="000a82c6" style:font-size-asian="11.3500003814697pt" style:font-style-asian="italic" style:font-weight-asian="normal" style:font-size-complex="13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" fo:font-size="13pt" fo:font-style="italic" style:text-underline-style="none" fo:font-weight="normal" officeooo:rsid="000a82c6" officeooo:paragraph-rsid="000a82c6" style:font-size-asian="11.3500003814697pt" style:font-style-asian="italic" style:font-weight-asian="normal" style:font-size-complex="13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1pt" fo:font-style="normal" fo:font-weight="bold" officeooo:rsid="000a82c6" officeooo:paragraph-rsid="000a82c6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" fo:font-size="15pt" fo:font-style="normal" fo:font-weight="normal" officeooo:rsid="000a82c6" officeooo:paragraph-rsid="000a82c6" style:font-size-asian="15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" fo:font-size="15pt" fo:font-style="normal" fo:font-weight="normal" officeooo:rsid="000c16b8" officeooo:paragraph-rsid="000c16b8" style:font-size-asian="15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5pt" fo:font-style="normal" fo:font-weight="bold" officeooo:rsid="000c16b8" officeooo:paragraph-rsid="000c16b8" style:font-size-asian="15pt" style:font-style-asian="normal" style:font-weight-asian="bold" style:font-size-complex="15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5pt" fo:font-style="italic" fo:font-weight="normal" officeooo:rsid="000c16b8" officeooo:paragraph-rsid="000c16b8" style:font-size-asian="15pt" style:font-style-asian="italic" style:font-weight-asian="normal" style:font-size-complex="15pt" style:font-style-complex="italic" style:font-weight-complex="normal"/>
    </style:style>
    <style:style style:name="P12" style:family="paragraph">
      <loext:graphic-properties draw:fill-color="#000000"/>
      <style:paragraph-properties fo:text-align="center"/>
    </style:style>
    <style:style style:name="T1" style:family="text">
      <style:text-properties officeooo:rsid="00007686"/>
    </style:style>
    <style:style style:name="T2" style:family="text">
      <style:text-properties officeooo:rsid="000c16b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d36e9"/>
    </style:style>
    <style:style style:name="gr1" style:family="graphic">
      <style:graphic-properties svg:stroke-width="0.199cm" svg:stroke-color="#000000" draw:marker-start-width="0.651cm" draw:marker-end-width="0.651cm" draw:fill-color="#000000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.D.A y Gestión</text:p>
      <text:p text:style-name="P3">Equipo: Ismael Zás, Yonathan Bengoa,</text:p>
      <text:p text:style-name="P3"><text:span text:style-name="T2">A</text:span>gustin Macias, <text:span text:style-name="T1">Angel Consentino, Mena, Robert Leal</text:span></text:p>
      <text:p text:style-name="P2"/>
      <text:p text:style-name="P2"/>
      <text:p text:style-name="P7">1) Qué?, 2) Por qué?, 3) Como?, 4) Donde?, 5) Cuando?, hitos, 6) Que falta?</text:p>
      <text:p text:style-name="P5"/>
      <text:p text:style-name="P6"><text:span text:style-name="T3">1)</text:span> Pagina que sirve como complemento pedagógico de Inglés</text:p>
      <text:p text:style-name="P5"/>
      <text:p text:style-name="P5"><text:span text:style-name="T3">2)</text:span> Luego de una lluvia de ideas, decidimos separarnos de los que hacen los otros grupos, decidimos enfocarlo al aprendizaje de idiomas.</text:p>
      <text:p text:style-name="P5"/>
      <text:p text:style-name="P5"><text:span text:style-name="T3">3) </text:span>SO: De 32 y 64 bits y Navegador con <text:s/>soporte de estandar HTML5 y CSS 2.1</text:p>
      <text:p text:style-name="P4"/>
      <text:p text:style-name="P8"><text:span text:style-name="T3">Lenguajes utilizados: <text:s text:c="4"/></text:span><text:s text:c="34"/>Github para organizar el proyecto</text:p>
      <text:p text:style-name="P8">HTML Version 5 <text:s text:c="48"/>Trello para organizar tareas</text:p>
      <text:p text:style-name="P8">CSS 2.1</text:p>
      <text:p text:style-name="P8">PHP 7.3 <text:s text:c="57"/><text:span text:style-name="T3"><text:s text:c="5"/>IDE: <text:s/></text:span><text:s text:c="34"/></text:p>
      <text:p text:style-name="P8">(JS) <text:s text:c="69"/>Visual Studio Code</text:p>
      <text:p text:style-name="P8"/>
      <text:p text:style-name="P8"><text:span text:style-name="T3">Documentación: <text:s text:c="2"/></text:span><text:s text:c="42"/><text:span text:style-name="T3"><text:s text:c="2"/>Otros programas:</text:span></text:p>
      <text:p text:style-name="P8">PHP.com <text:s text:c="60"/>XAMPP</text:p>
      <text:p text:style-name="P8">w3schools.com <text:s text:c="48"/>Photoshop</text:p>
      <text:p text:style-name="P8">stockoverflow.com <text:s text:c="42"/>API: Font Awesome</text:p>
      <text:p text:style-name="P8">mysql.com <text:s text:c="56"/>Boostrap: Start Boostrap</text:p>
      <text:p text:style-name="P8"/>
      <text:p text:style-name="P11"><text:span text:style-name="T3">4)</text:span> En la UTU y en el domicilo personal</text:p>
      <text:p text:style-name="P11"/>
      <text:p text:style-name="P11"><text:span text:style-name="T3">5) </text:span>26 de mayo primera reunion, principios de julio empezamos el proyecto en sí (porque no teniamos letra)</text:p>
      <text:p text:style-name="P9"/>
      <text:p text:style-name="P10">Hitos:</text:p>
      <text:p text:style-name="P9"/>
      <text:p text:style-name="P11"><draw:line text:anchor-type="paragraph" draw:z-index="1" draw:name="Forma1" draw:style-name="gr1" draw:text-style-name="P12" svg:x1="9.301cm" svg:y1="0.466cm" svg:x2="11.037cm" svg:y2="1.524cm"><text:p/></draw:line>Creación de redes sociales, como la pagina</text:p>
      <text:p text:style-name="P11">de la empresas</text:p>
      <text:p text:style-name="P11"><draw:line text:anchor-type="paragraph" draw:z-index="0" draw:name="Forma1" draw:style-name="gr1" draw:text-style-name="P12" svg:x1="4.191cm" svg:y1="1.06cm" svg:x2="11.037cm" svg:y2="0.233cm"><text:p/></draw:line> <text:s text:c="93"/><text:span text:style-name="T4">29 de mayo a 31 de mayo</text:span></text:p>
      <text:p text:style-name="P11">Creación del Logo</text:p>
      <text:p text:style-name="P11"/>
      <text:p text:style-name="P11">Diseño inicial de la pagina</text:p>
      <text:p text:style-name="P11"/>
      <text:p text:style-name="P11">MER y Tablas</text:p>
      <text:p text:style-name="P9"><text:soft-page-break/>Base de datos</text:p>
      <text:p text:style-name="P9"/>
      <text:p text:style-name="P9">Conexión a la pagina con la base de datos </text:p>
      <text:p text:style-name="P9"/>
      <text:p text:style-name="P9">Login y Register</text:p>
      <text:p text:style-name="P9"/>
      <text:p text:style-name="P9">Diseño de las cartas (flashcards)</text:p>
      <text:p text:style-name="P9"/>
      <text:p text:style-name="P9">Rediseño de la pagina (2.0)</text:p>
      <text:p text:style-name="P9"/>
      <text:p text:style-name="P9">Etapas: </text:p>
      <text:p text:style-name="P9"/>
      <text:p text:style-name="P9">Mayo-Junio: “Pre-proyecto”, organización, creación de la empresa, etc</text:p>
      <text:p text:style-name="P9"/>
      <text:p text:style-name="P9">Julio: Analisis y Diseño</text:p>
      <text:p text:style-name="P9"/>
      <text:p text:style-name="P9">Agosto: Implementació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8T10:38:11.625000000</meta:creation-date>
    <dc:date>2021-08-28T11:32:33.948000000</dc:date>
    <meta:editing-duration>PT18M13S</meta:editing-duration>
    <meta:editing-cycles>1</meta:editing-cycles>
    <meta:document-statistic meta:table-count="0" meta:image-count="0" meta:object-count="0" meta:page-count="2" meta:paragraph-count="35" meta:word-count="212" meta:character-count="1857" meta:non-whitespace-character-count="1078"/>
    <meta:generator>LibreOffice/5.1.2.2$Windows_x86 LibreOffice_project/d3bf12ecb743fc0d20e0be0c58ca359301eb705f</meta:generator>
  </office:meta>
</office:document-meta>
</file>